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decd" officeooo:paragraph-rsid="001adecd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ade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2nd</text:span> of <text:span text:style-name="T5">April</text:span> 202<text:span text:style-name="T5">4</text:span> under the <text:span text:style-name="T5">42nd</text:span> PA Meeting.</text:p>
      <text:p text:style-name="P1"/>
      <text:p text:style-name="P1">The Assembly, recognising the current situation,</text:p>
      <text:p text:style-name="P1"/>
      <text:p text:style-name="P4">Constitutes the need to establish April 2nd as celebratory day as the server will be 5 years old being founded on 2/4/2019.</text:p>
      <text:p text:style-name="P1"/>
      <text:p text:style-name="P1">And proceeds.</text:p>
      <text:p text:style-name="P1"/>
      <text:p text:style-name="P1">Signed by,</text:p>
      <text:p text:style-name="P4">Lunar_Lunatic_</text:p>
      <text:p text:style-name="P4">Comradedoggo_23</text:p>
      <text:p text:style-name="P4">Emeralda_axe7</text:p>
      <text:p text:style-name="P4">Solar_Porpoise</text:p>
      <text:p text:style-name="P1"/>
      <text:p text:style-name="P1"/>
      <text:p text:style-name="P1"/>
      <text:p text:style-name="Standard"><text:span text:style-name="T1">[</text:span><text:span text:style-name="T2">Motion 42-5: To establish April 2nd as celebratory day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1T23:01:50.757590550</dc:date>
    <meta:editing-duration>PT2M20S</meta:editing-duration>
    <meta:editing-cycles>6</meta:editing-cycles>
    <meta:generator>LibreOffice/24.2.2.2$Linux_X86_64 LibreOffice_project/427a8baee0312a7693737440f205d2e411d50bad</meta:generator>
    <meta:document-statistic meta:table-count="0" meta:image-count="0" meta:object-count="0" meta:page-count="1" meta:paragraph-count="10" meta:word-count="60" meta:character-count="390" meta:non-whitespace-character-count="340"/>
  </office:meta>
</office:document-meta>
</file>